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6.523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2.018cm" fo:break-before="auto" style:use-optimal-row-height="false"/>
    </style:style>
    <style:style style:name="ro8" style:family="table-row">
      <style:table-row-properties style:row-height="5.715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ode propriété</text:p>
          </table:table-cell>
          <table:table-cell table:style-name="ce3" office:value-type="string" calcext:value-type="string">
            <text:p>Signiﬁcation 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Observ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de service CH</text:p>
          </table:table-cell>
          <table:table-cell table:style-name="ce4" office:value-type="string" calcext:value-type="string" table:number-columns-spanned="1" table:number-rows-spanned="7">
            <text:p>Données non restituées </text:p>
          </table:table-cell>
          <table:table-cell office:value-type="string" calcext:value-type="string">
            <text:p>(int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eference document</text:p>
          </table:table-cell>
          <table:covered-table-cell/>
          <table:table-cell office:value-type="string" calcext:value-type="string">
            <text:p>(int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 Articles CGI</text:p>
          </table:table-cell>
          <table:covered-table-cell/>
          <table:table-cell office:value-type="string" calcext:value-type="string">
            <text:p>(text)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 Articles CGI</text:p>
          </table:table-cell>
          <table:covered-table-cell/>
          <table:table-cell office:value-type="string" calcext:value-type="string">
            <text:p>(text)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3 Articles CGI</text:p>
          </table:table-cell>
          <table:covered-table-cell/>
          <table:table-cell office:value-type="string" calcext:value-type="string">
            <text:p>(text)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4 Articles CGI</text:p>
          </table:table-cell>
          <table:covered-table-cell/>
          <table:table-cell office:value-type="string" calcext:value-type="string">
            <text:p>(text)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5 Articles CGI</text:p>
          </table:table-cell>
          <table:covered-table-cell/>
          <table:table-cell office:value-type="string" calcext:value-type="string">
            <text:p>(text)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No disposition</text:p>
          </table:table-cell>
          <table:table-cell table:style-name="ce5" office:value-type="string" calcext:value-type="string">
            <text:p>Dans le cas des actes</text:p>
            <text:p>comprenant plusieurs</text:p>
            <text:p>mutations, chacune est identifiée par un</text:p>
            <text:p>n° de disposition. Seules</text:p>
            <text:p>les</text:p>
            <text:p>mutations à titre onéreux sont</text:p>
            <text:p>restituées.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ate mutation</text:p>
          </table:table-cell>
          <table:table-cell table:style-name="ce3" office:value-type="string" calcext:value-type="string">
            <text:p><text:span text:style-name="T1">Date de signature de l’act</text:span>e. 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ature mutation</text:p>
          </table:table-cell>
          <table:table-cell table:style-name="ce3" office:value-type="string" calcext:value-type="string">
            <text:p>Vente, vente en l’état futur d’achèvement, vente de terrain à bâtir, adjudication, expropriation ou échange. 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Valeur fonciere</text:p>
          </table:table-cell>
          <table:table-cell table:style-name="ce3" office:value-type="string" calcext:value-type="string">
            <text:p>Montant ou évaluation déclaré(e) dans le cadre d’une mutation à titre onéreux.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o voie</text:p>
          </table:table-cell>
          <table:table-cell table:style-name="ce3" office:value-type="string" calcext:value-type="string">
            <text:p>Numéro dans la voie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B/T/Q</text:p>
          </table:table-cell>
          <table:table-cell table:style-name="ce3" office:value-type="string" calcext:value-type="string">
            <text:p>Indice de répétition 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de type de voie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ype de voie</text:p>
          </table:table-cell>
          <table:table-cell table:style-name="ce3" office:value-type="string" calcext:value-type="string">
            <text:p>Exemple : Rue, avenue, etc. 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Code voie</text:p>
          </table:table-cell>
          <table:table-cell table:style-name="ce3" office:value-type="string" calcext:value-type="string">
            <text:p>Code Rivoli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Voie</text:p>
          </table:table-cell>
          <table:table-cell table:style-name="ce3" office:value-type="string" calcext:value-type="string">
            <text:p>Libellé de la voie 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Code ID commune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Code postal</text:p>
          </table:table-cell>
          <table:table-cell/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ommune</text:p>
          </table:table-cell>
          <table:table-cell table:style-name="ce3" office:value-type="string" calcext:value-type="string">
            <text:p>Libellé de la commune 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Code departement</text:p>
          </table:table-cell>
          <table:table-cell table:style-name="ce4" office:value-type="string" calcext:value-type="string" table:number-columns-spanned="1" table:number-rows-spanned="2">
            <text:p>Référence cadastrale de la parcelle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Code commune</text:p>
          </table:table-cell>
          <table:covered-table-cell table:style-name="ce3"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réfixe de section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Section</text:p>
          </table:table-cell>
          <table:table-cell/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No plan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o Volume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er lot</text:p>
          </table:table-cell>
          <table:table-cell table:style-name="ce4" office:value-type="string" calcext:value-type="string" table:number-columns-spanned="1" table:number-rows-spanned="10">
            <text:p>Un lot de copropriété est constitué d’une partie privative et d’une quote-part de partie commune. Seuls les 5 premiers lots sont mentionnés. Si le nombre de lots est supérieur à 5, ils ne sont pas restitués.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urface Carrez du 1er lot</text:p>
          </table:table-cell>
          <table:covered-table-cell/>
          <table:table-cell office:value-type="string" calcext:value-type="string">
            <text:p>float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eme lot</text:p>
          </table:table-cell>
          <table:covered-table-cell/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Surface Carrez du 2eme lot</text:p>
          </table:table-cell>
          <table:covered-table-cell/>
          <table:table-cell office:value-type="string" calcext:value-type="string">
            <text:p>float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3eme lot</text:p>
          </table:table-cell>
          <table:covered-table-cell/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Surface Carrez du 3eme lot</text:p>
          </table:table-cell>
          <table:covered-table-cell/>
          <table:table-cell office:value-type="string" calcext:value-type="string">
            <text:p>float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4eme lot</text:p>
          </table:table-cell>
          <table:covered-table-cell/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urface Carrez du 4eme lot</text:p>
          </table:table-cell>
          <table:covered-table-cell/>
          <table:table-cell office:value-type="string" calcext:value-type="string">
            <text:p>float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5eme lot</text:p>
          </table:table-cell>
          <table:covered-table-cell/>
          <table:table-cell office:value-type="string" calcext:value-type="string">
            <text:p>int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Surface Carrez du 5eme lot</text:p>
          </table:table-cell>
          <table:covered-table-cell/>
          <table:table-cell office:value-type="string" calcext:value-type="string">
            <text:p>float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ombre de lots</text:p>
          </table:table-cell>
          <table:table-cell table:style-name="ce3" office:value-type="string" calcext:value-type="string">
            <text:p>Nombre total de lots par disposition.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7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Code type local </text:p>
          </table:table-cell>
          <table:table-cell table:style-name="ce4" office:value-type="string" calcext:value-type="string" table:number-columns-spanned="1" table:number-rows-spanned="2">
            <text:p>1 : maison ; 2 : appartement ; 3 : dépendance (isolée) ; 4 : local industriel et commercial ou assimilés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7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Type local </text:p>
          </table:table-cell>
          <table:covered-table-cell table:style-name="ce3"/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Identifiant local</text:p>
          </table:table-cell>
          <table:table-cell table:style-name="ce3" office:value-type="string" calcext:value-type="string">
            <text:p>Donnée non restituée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Surface reelle bati</text:p>
          </table:table-cell>
          <table:table-cell table:style-name="ce1" office:value-type="string" calcext:value-type="string">
            <text:p>Surface mesurée au sol entre les murs ou séparations et arrondie au mètre carré inférieur. Les</text:p>
            <text:p>surfaces des dépendances ne</text:p>
            <text:p>sont pas prises en compte.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9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Nombre pieces principales</text:p>
          </table:table-cell>
          <table:table-cell table:style-name="ce1" office:value-type="string" calcext:value-type="string">
            <text:p>Les cuisines, salles d’eau et dépendances ne sont pas prises en compte.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Nature culture</text:p>
          </table:table-cell>
          <table:table-cell/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Nature culture speciale</text:p>
          </table:table-cell>
          <table:table-cell table:style-name="ce1"/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urface terrain </text:p>
          </table:table-cell>
          <table:table-cell table:style-name="ce1" office:value-type="string" calcext:value-type="string">
            <text:p>Contenance du terrain 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 table:number-rows-repeated="104852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9:37:35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3:56:09.258000000</meta:creation-date>
    <dc:date>2022-12-01T10:53:46.812000000</dc:date>
    <meta:editing-duration>PT1H2M22S</meta:editing-duration>
    <meta:editing-cycles>4</meta:editing-cycles>
    <meta:generator>LibreOffice/7.2.6.2$Windows_X86_64 LibreOffice_project/b0ec3a565991f7569a5a7f5d24fed7f52653d754</meta:generator>
    <meta:document-statistic meta:table-count="1" meta:cell-count="159" meta:object-count="0"/>
    <meta:user-defined meta:name="sheets-banding"/>
    <meta:user-defined meta:name="sheets-original-selection"/>
  </office:meta>
</office:document-meta>
</file>